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54cm" fo:min-width="7.036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valEnd_20_5" draw:marker-end-width="0.318cm" draw:marker-end-center="tru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fc000" draw:textarea-vertical-align="middle" draw:auto-grow-height="false" draw:fit-to-size="false" style:shrink-to-fit="false" fo:min-height="0.389cm" fo:min-width="0.114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7.287cm" fo:min-width="4.887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325490" draw:stroke-linejoin="miter" draw:fill="solid" draw:fill-color="#ffc000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0cm" fo:min-width="4.61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88cm" svg:stroke-color="#ffffff" draw:marker-end="msArrowEnd_20_5" draw:marker-end-width="0.264cm" draw:marker-end-center="false" draw:stroke-linejoin="miter" draw:fill="none" draw:textarea-vertical-align="top" draw:auto-grow-height="false" fo:min-height="4.566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2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4.887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4.886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186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188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18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367cm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35cm" svg:stroke-color="#000000" draw:stroke-linejoin="miter" draw:fill="solid" draw:fill-color="#8d1d75" draw:textarea-vertical-align="middle" draw:auto-grow-height="false" draw:fit-to-size="false" style:shrink-to-fit="false" fo:min-height="0.358cm" fo:min-width="2.204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35cm" svg:stroke-color="#000000" draw:stroke-linejoin="miter" draw:fill="solid" draw:fill-color="#ff860d" draw:textarea-vertical-align="middle" draw:auto-grow-height="false" draw:fit-to-size="false" style:shrink-to-fit="false" fo:min-height="0.358cm" fo:min-width="0.843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1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8d1d7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fo:font-size="16pt" style:font-size-asian="16pt" style:font-size-complex="16pt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text-position="33% 58%"/>
    </style:style>
    <style:style style:name="T5" style:family="text">
      <style:text-properties fo:color="#000000" loext:opacity="100%" fo:font-size="16pt" style:font-size-asian="16pt" style:font-size-complex="16pt"/>
    </style:style>
    <style:style style:name="T6" style:family="text">
      <style:text-properties fo:color="#000000" loext:opacity="100%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" draw:style-name="gr1" draw:text-style-name="P1" draw:layer="layout" svg:width="5.386cm" svg:height="7.536cm" svg:x="2.342cm" svg:y="2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7.535cm" svg:height="7.537cm" draw:transform="rotate (1.5707963267949) translate (19.251cm 10.44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3" draw:text-style-name="P2" draw:layer="layout" svg:x1="1.906cm" svg:y1="2.996cm" svg:x2="1.907cm" svg:y2="10.532cm">
          <text:p/>
        </draw:line>
        <draw:custom-shape draw:name="Rectangle 8" draw:style-name="gr4" draw:text-style-name="P3" draw:layer="layout" svg:width="5.385cm" svg:height="0.607cm" svg:x="2.342cm" svg:y="5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4" draw:layer="layout" svg:width="0.613cm" svg:height="0.638cm" draw:transform="rotate (-1.5707963267949) translate (19.89cm 5.2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" draw:text-style-name="P1" draw:layer="layout" svg:width="5.386cm" svg:height="7.536cm" svg:x="10.963cm" svg:y="2.9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6" draw:layer="layout" svg:width="5.386cm" svg:height="0.607cm" draw:transform="rotate (-3.14159265358979) translate (16.35cm 4.121cm)">
          <text:p text:style-name="P5"><text:span text:style-name="T1">Column i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5" draw:style-name="gr8" draw:text-style-name="P2" draw:layer="layout" svg:width="5.112cm" svg:height="0.001cm" svg:x="2.479cm" svg:y="4.9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9" draw:text-style-name="P2" draw:layer="layout" svg:width="0.001cm" svg:height="4.816cm" draw:transform="rotate (1.56433860856252) translate (11.352cm 5.7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10" draw:text-style-name="P7" draw:layer="layout" svg:width="0.927cm" svg:height="1.434cm" svg:x="8.449cm" svg:y="5.734cm">
          <text:p text:style-name="P5"><text:span text:style-name="T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1" draw:text-style-name="P7" draw:layer="layout" svg:width="0.99cm" svg:height="1.436cm" svg:x="16.676cm" svg:y="5.858cm">
          <text:p text:style-name="P5"><text:span text:style-name="T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2" draw:text-style-name="P8" draw:layer="layout" svg:width="4.178cm" svg:height="1.011cm" svg:x="19.488cm" svg:y="4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3" draw:text-style-name="P8" draw:layer="layout" svg:width="1.891cm" svg:height="1.012cm" draw:transform="rotate (1.5707963267949) translate (0.632cm 7.492cm)">
          <text:p text:style-name="P9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3" draw:text-style-name="P2" draw:layer="layout" svg:x1="10.512cm" svg:y1="10.493cm" svg:x2="10.511cm" svg:y2="2.956cm">
          <text:p/>
        </draw:line>
        <draw:custom-shape draw:name="TextBox 28" draw:style-name="gr14" draw:text-style-name="P8" draw:layer="layout" svg:width="1.891cm" svg:height="1.012cm" draw:transform="rotate (1.5707963267949) translate (9.436cm 7.49cm)">
          <text:p text:style-name="P9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_0" draw:style-name="gr15" draw:text-style-name="P8" draw:layer="layout" svg:width="1.917cm" svg:height="1.013cm" svg:x="4.124cm" svg:y="1.329cm">
          <text:p text:style-name="P9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_0" draw:style-name="gr3" draw:text-style-name="P2" draw:layer="layout" svg:x1="2.352cm" svg:y1="2.531cm" svg:x2="7.748cm" svg:y2="2.531cm">
          <text:p/>
        </draw:line>
        <draw:line draw:name="Straight Connector 6_1" draw:style-name="gr3" draw:text-style-name="P2" draw:layer="layout" svg:x1="16.343cm" svg:y1="2.491cm" svg:x2="10.963cm" svg:y2="2.517cm">
          <text:p/>
        </draw:line>
        <draw:line draw:name="Straight Connector 6_2" draw:style-name="gr3" draw:text-style-name="P2" draw:layer="layout" svg:x1="18.822cm" svg:y1="2.964cm" svg:x2="18.823cm" svg:y2="10.5cm">
          <text:p/>
        </draw:line>
        <draw:custom-shape draw:name="TextBox 22_2" draw:style-name="gr16" draw:text-style-name="P8" draw:layer="layout" svg:width="1.891cm" svg:height="1.012cm" draw:transform="rotate (1.5707963267949) translate (17.748cm 7.493cm)">
          <text:p text:style-name="P9"><text:span text:style-name="T3">N0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_0" draw:style-name="gr3" draw:text-style-name="P2" draw:layer="layout" svg:x1="26.775cm" svg:y1="2.489cm" svg:x2="19.238cm" svg:y2="2.49cm">
          <text:p/>
        </draw:line>
        <draw:custom-shape draw:name="TextBox 28_0" draw:style-name="gr17" draw:text-style-name="P8" draw:layer="layout" svg:width="1.892cm" svg:height="1.011cm" svg:x="22.089cm" svg:y="1.287cm">
          <text:p text:style-name="P9"><text:span text:style-name="T3">N1_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0" draw:layer="layout" svg:width="3.127cm" svg:height="1.673cm" svg:x="12.21cm" svg:y="6.889cm">
          <draw:text-box>
            <text:p>Matrix B<text:span text:style-name="T4">T</text:span></text:p>
          </draw:text-box>
        </draw:frame>
        <draw:frame draw:style-name="gr19" draw:text-style-name="P10" draw:layer="layout" svg:width="2.864cm" svg:height="0.962cm" svg:x="21.752cm" svg:y="6.761cm">
          <draw:text-box>
            <text:p>Matrix C</text:p>
          </draw:text-box>
        </draw:frame>
        <draw:frame draw:style-name="gr20" draw:text-style-name="P10" draw:layer="layout" svg:width="2.792cm" svg:height="0.962cm" svg:x="3.673cm" svg:y="8.284cm">
          <draw:text-box>
            <text:p>Matrix A</text:p>
          </draw:text-box>
        </draw:frame>
        <draw:custom-shape draw:name="Rectangle 13_0" draw:style-name="gr21" draw:text-style-name="P11" draw:layer="layout" svg:width="5.386cm" svg:height="0.607cm" draw:transform="rotate (-3.14159265358979) translate (16.35cm 3.52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" draw:style-name="gr22" draw:text-style-name="P11" draw:layer="layout" svg:width="5.386cm" svg:height="0.607cm" draw:transform="rotate (-3.14159265358979) translate (16.352cm 4.12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2" draw:style-name="gr23" draw:text-style-name="P11" draw:layer="layout" svg:width="5.386cm" svg:height="0.607cm" draw:transform="rotate (-3.14159265358979) translate (16.352cm 4.72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3" draw:style-name="gr24" draw:text-style-name="P11" draw:layer="layout" svg:width="5.386cm" svg:height="0.607cm" draw:transform="rotate (-3.14159265358979) translate (16.352cm 5.328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0" draw:style-name="gr25" draw:text-style-name="P3" draw:layer="layout" svg:width="5.385cm" svg:height="0.607cm" svg:x="2.343cm" svg:y="5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4" draw:style-name="gr26" draw:text-style-name="P11" draw:layer="layout" svg:width="2.685cm" svg:height="0.607cm" svg:x="10.982cm" svg:y="13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5" draw:style-name="gr27" draw:text-style-name="P11" draw:layer="layout" svg:width="2.687cm" svg:height="0.607cm" svg:x="10.98cm" svg:y="12.6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6" draw:style-name="gr28" draw:text-style-name="P11" draw:layer="layout" svg:width="2.687cm" svg:height="0.607cm" svg:x="10.98cm" svg:y="12.0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7" draw:style-name="gr29" draw:text-style-name="P11" draw:layer="layout" svg:width="2.703cm" svg:height="0.607cm" svg:x="10.98cm" svg:y="11.4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13" draw:layer="layout" svg:width="4.432cm" svg:height="0.878cm" svg:x="11.639cm" svg:y="13.721cm">
          <draw:text-box>
            <text:p text:style-name="P12"><text:span text:style-name="T5">N1_A elements </text:span></text:p>
          </draw:text-box>
        </draw:frame>
        <draw:frame draw:style-name="gr31" draw:text-style-name="P14" draw:layer="layout" svg:width="1.205cm" svg:height="0.962cm" svg:x="9.737cm" svg:y="12.179cm">
          <draw:text-box>
            <text:p><text:span text:style-name="T6">L1</text:span></text:p>
          </draw:text-box>
        </draw:frame>
        <draw:custom-shape draw:name="Rectangle 8_1" draw:style-name="gr32" draw:text-style-name="P3" draw:layer="layout" svg:width="1.342cm" svg:height="0.607cm" svg:x="2.341cm" svg:y="11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14" draw:layer="layout" svg:width="1.205cm" svg:height="0.962cm" svg:x="1.15cm" svg:y="12.019cm">
          <draw:text-box>
            <text:p><text:span text:style-name="T6">L0</text:span></text:p>
          </draw:text-box>
        </draw:frame>
        <draw:frame draw:style-name="gr30" draw:text-style-name="P15" draw:layer="layout" svg:width="4.428cm" svg:height="0.878cm" svg:x="2.862cm" svg:y="12.936cm">
          <draw:text-box>
            <text:p><text:span text:style-name="T5">N1_A elements </text:span></text:p>
          </draw:text-box>
        </draw:frame>
        <draw:custom-shape draw:name="Rectangle 9_0" draw:style-name="gr5" draw:text-style-name="P4" draw:layer="layout" svg:width="0.613cm" svg:height="0.638cm" draw:transform="rotate (-1.5707963267949) translate (19.893cm 5.83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1" draw:style-name="gr5" draw:text-style-name="P4" draw:layer="layout" svg:width="0.613cm" svg:height="0.638cm" draw:transform="rotate (-1.5707963267949) translate (20.528cm 5.2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2" draw:style-name="gr5" draw:text-style-name="P4" draw:layer="layout" svg:width="0.613cm" svg:height="0.638cm" draw:transform="rotate (-1.5707963267949) translate (20.529cm 5.8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3" draw:style-name="gr5" draw:text-style-name="P4" draw:layer="layout" svg:width="0.613cm" svg:height="0.638cm" draw:transform="rotate (-1.5707963267949) translate (21.169cm 5.2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4" draw:style-name="gr5" draw:text-style-name="P4" draw:layer="layout" svg:width="0.613cm" svg:height="0.638cm" draw:transform="rotate (-1.5707963267949) translate (21.803cm 5.22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" draw:text-style-name="P4" draw:layer="layout" svg:width="0.613cm" svg:height="0.638cm" draw:transform="rotate (-1.5707963267949) translate (21.17cm 5.8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5" draw:text-style-name="P4" draw:layer="layout" svg:width="0.613cm" svg:height="0.638cm" draw:transform="rotate (-1.5707963267949) translate (21.804cm 5.83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5" draw:layer="layout" svg:width="4.867cm" svg:height="0.878cm" svg:x="2.602cm" svg:y="11.001cm">
          <draw:text-box>
            <text:p text:style-name="P16"><text:span text:style-name="T5">L1 blocks to copy</text:span></text:p>
          </draw:text-box>
        </draw:frame>
        <draw:frame draw:style-name="gr33" draw:text-style-name="P15" draw:layer="layout" svg:width="4.867cm" svg:height="0.878cm" svg:x="11.257cm" svg:y="10.547cm">
          <draw:text-box>
            <text:p text:style-name="P16"><text:span text:style-name="T5">L0 blocks to copy</text:span></text:p>
          </draw:text-box>
        </draw:frame>
        <draw:custom-shape draw:name="Rectangle 13_8" draw:style-name="gr34" draw:text-style-name="P11" draw:layer="layout" svg:width="2.703cm" svg:height="0.607cm" svg:x="13.668cm" svg:y="11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9" draw:style-name="gr35" draw:text-style-name="P11" draw:layer="layout" svg:width="2.7cm" svg:height="0.607cm" svg:x="13.67cm" svg:y="12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0" draw:style-name="gr36" draw:text-style-name="P11" draw:layer="layout" svg:width="2.703cm" svg:height="0.607cm" svg:x="13.668cm" svg:y="12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_11" draw:style-name="gr37" draw:text-style-name="P11" draw:layer="layout" svg:width="2.703cm" svg:height="0.607cm" svg:x="13.668cm" svg:y="1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2" draw:style-name="gr38" draw:text-style-name="P3" draw:layer="layout" svg:width="1.342cm" svg:height="0.607cm" svg:x="2.341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4" draw:style-name="gr39" draw:text-style-name="P3" draw:layer="layout" svg:width="1.342cm" svg:height="0.607cm" svg:x="3.683cm" svg:y="11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40" draw:text-style-name="P3" draw:layer="layout" svg:width="1.342cm" svg:height="0.607cm" svg:x="5.023cm" svg:y="11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3" draw:style-name="gr41" draw:text-style-name="P3" draw:layer="layout" svg:width="1.342cm" svg:height="0.607cm" svg:x="6.363cm" svg:y="11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6" draw:style-name="gr42" draw:text-style-name="P3" draw:layer="layout" svg:width="1.342cm" svg:height="0.607cm" svg:x="6.363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7" draw:style-name="gr43" draw:text-style-name="P3" draw:layer="layout" svg:width="1.342cm" svg:height="0.607cm" svg:x="5.021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8" draw:style-name="gr44" draw:text-style-name="P3" draw:layer="layout" svg:width="1.342cm" svg:height="0.607cm" svg:x="3.681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17" draw:layer="layout" svg:width="2.915cm" svg:height="0.806cm" svg:x="19.062cm" svg:y="4.378cm">
          <draw:text-box>
            <text:p><text:span text:style-name="T7">Workgroup</text:span></text:p>
          </draw:text-box>
        </draw:frame>
        <draw:frame draw:style-name="gr46" draw:text-style-name="P14" draw:layer="layout" svg:width="3.211cm" svg:height="0.962cm" svg:x="3.429cm" svg:y="14.66cm">
          <draw:text-box>
            <text:p><text:span text:style-name="T6">shared_A</text:span></text:p>
          </draw:text-box>
        </draw:frame>
        <draw:frame draw:style-name="gr46" draw:text-style-name="P14" draw:layer="layout" svg:width="3.211cm" svg:height="0.962cm" svg:x="12.194cm" svg:y="14.66cm">
          <draw:text-box>
            <text:p><text:span text:style-name="T6">shared_B</text:span></text:p>
          </draw:text-box>
        </draw:frame>
        <draw:custom-shape draw:name="TextBox 22_1" draw:style-name="gr47" draw:text-style-name="P8" draw:layer="layout" svg:width="1.917cm" svg:height="1.013cm" svg:x="12.82cm" svg:y="1.329cm">
          <text:p text:style-name="P9"><text:span text:style-name="T3">N1_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3:17:25.641071765</meta:creation-date>
    <dc:date>2022-04-19T16:17:50.585804665</dc:date>
    <meta:editing-duration>PT2H9M19S</meta:editing-duration>
    <meta:editing-cycles>19</meta:editing-cycles>
    <meta:generator>LibreOffice/7.1.3.2$Linux_X86_64 LibreOffice_project/10$Build-2</meta:generator>
    <meta:document-statistic meta:object-count="63"/>
  </office:meta>
</office:document-meta>
</file>